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text-position="0% 100%"/>
    </style:style>
    <style:style style:name="P3" style:family="paragraph" style:parent-style-name="Standard">
      <style:paragraph-properties fo:line-height="150%" fo:text-align="start" style:justify-single-word="false"/>
      <style:text-properties style:text-position="0% 100%" style:font-name="Segoe UI"/>
    </style:style>
    <style:style style:name="P4" style:family="paragraph" style:parent-style-name="Standard">
      <style:paragraph-properties fo:line-height="150%" fo:text-align="start" style:justify-single-word="false"/>
      <style:text-properties style:text-position="0% 100%" style:font-name="Segoe UI" officeooo:paragraph-rsid="001f6e4b"/>
    </style:style>
    <style:style style:name="P5" style:family="paragraph" style:parent-style-name="Standard">
      <style:paragraph-properties fo:line-height="150%"/>
      <style:text-properties style:text-position="0% 100%" style:font-name="Segoe UI" officeooo:paragraph-rsid="001f6e4b"/>
    </style:style>
    <style:style style:name="P6" style:family="paragraph" style:parent-style-name="Standard">
      <style:paragraph-properties fo:line-height="150%" fo:text-align="center" style:justify-single-word="false"/>
      <style:text-properties style:font-name="Adobe Caslon Pro"/>
    </style:style>
    <style:style style:name="P7" style:family="paragraph" style:parent-style-name="Standard">
      <style:paragraph-properties fo:line-height="150%" fo:text-align="center" style:justify-single-word="false"/>
      <style:text-properties style:font-name="Adobe Caslon Pro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yriad Pro"/>
    </style:style>
    <style:style style:name="P9" style:family="paragraph" style:parent-style-name="Standard">
      <style:paragraph-properties fo:line-height="150%" fo:text-align="start" style:justify-single-word="false"/>
      <style:text-properties style:font-name="Segoe UI"/>
    </style:style>
    <style:style style:name="P10" style:family="paragraph" style:parent-style-name="Standard">
      <style:paragraph-properties fo:line-height="150%" fo:text-align="center" style:justify-single-word="false"/>
      <style:text-properties style:text-position="0% 100%" style:font-name="Adobe Caslon Pro" fo:font-weight="bold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text-position="0% 100%" style:font-name="Segoe UI" fo:font-weight="bold" officeooo:rsid="002141d0" officeooo:paragraph-rsid="002141d0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text-position="0% 100%" style:font-name="Segoe UI" fo:font-weight="normal" officeooo:rsid="002141d0" officeooo:paragraph-rsid="002141d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Segoe UI"/>
    </style:style>
    <style:style style:name="T4" style:family="text">
      <style:text-properties style:text-position="sub 58%" officeooo:rsid="001f6e4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f638e"/>
    </style:style>
    <style:style style:name="T7" style:family="text">
      <style:text-properties style:font-name="Adobe Caslon Pro" fo:font-weight="bold" style:font-weight-asian="bold" style:font-weight-complex="bold"/>
    </style:style>
    <style:style style:name="T8" style:family="text">
      <style:text-properties style:font-name="Adobe Caslon Pro" fo:font-weight="bold" officeooo:rsid="002141d0" style:font-weight-asian="bold" style:font-weight-complex="bold"/>
    </style:style>
    <style:style style:name="T9" style:family="text">
      <style:text-properties style:font-name="Adobe Caslon Pro" fo:font-weight="bold" officeooo:rsid="001f6e4b" style:font-weight-asian="bold" style:font-weight-complex="bold"/>
    </style:style>
    <style:style style:name="T10" style:family="text">
      <style:text-properties style:font-name="Segoe UI"/>
    </style:style>
    <style:style style:name="T11" style:family="text">
      <style:text-properties style:font-name="Segoe UI" officeooo:rsid="001f6e4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f6e4b"/>
    </style:style>
    <style:style style:name="T14" style:family="text">
      <style:text-properties style:text-position="super 58%" officeooo:rsid="001f6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adanie 1.3:</text:p>
      <text:p text:style-name="P1"><text:tab/><text:span text:style-name="T10">Ustalić naturalna k</text:span><text:span text:style-name="T3">max</text:span><text:span text:style-name="T10">. Wczytać k є {1, 2,...,k</text:span><text:span text:style-name="T3">max</text:span><text:span text:style-name="T10">} oraz różne węzły x</text:span><text:span text:style-name="T3">1</text:span><text:span text:style-name="T10">,x</text:span><text:span text:style-name="T3">2,</text:span><text:span text:style-name="T10">...,x</text:span><text:span text:style-name="T3">n</text:span><text:span text:style-name="T10"> gdzie n = 3k. Następnie wczytać dwa komplety wartości A</text:span><text:span text:style-name="T3">1</text:span><text:span text:style-name="T10">, A</text:span><text:span text:style-name="T3">2</text:span><text:span text:style-name="T10">,..., A</text:span><text:span text:style-name="T3">n</text:span><text:span text:style-name="T10"> i B</text:span><text:span text:style-name="T3">1</text:span><text:span text:style-name="T10">, B</text:span><text:span text:style-name="T3">2</text:span><text:span text:style-name="T10">,..., B</text:span><text:span text:style-name="T3">k</text:span><text:span text:style-name="T10">. Wyznaczyć w postaci Newtona wielomian interpolacyjny Hermite'a W = W(x) stopnia co najwyżej (4k - 1) spełniający warunki: W(x</text:span><text:span text:style-name="T3">i</text:span><text:span text:style-name="T10">) = A</text:span><text:span text:style-name="T3">i </text:span><text:span text:style-name="T10">dla i = 1,2,...,n oraz W'(x</text:span><text:span text:style-name="T3">3i</text:span><text:span text:style-name="T10">) = B</text:span><text:span text:style-name="T3">i</text:span><text:span text:style-name="T10"> dla i = 1,2,...,k. Wynik przedstawić również w postaci ogólnej.</text:span></text:p>
      <text:p text:style-name="P8"/>
      <text:p text:style-name="Standard"/>
      <text:p text:style-name="P6"><text:span text:style-name="T1">Metoda numeryczna</text:span><text:span text:style-name="T1">:</text:span></text:p>
      <text:p text:style-name="P9"><text:span text:style-name="T12">-</text:span><text:span text:style-name="T1"> </text:span>k<text:span text:style-name="T2">max </text:span><text:span text:style-name="T6">= 5</text:span><text:span text:style-name="T5">; </text:span><text:span text:style-name="T6">Wczytujemy k, </text:span><text:span text:style-name="T5">x</text:span><text:span text:style-name="T2">1</text:span><text:span text:style-name="T5">,x</text:span><text:span text:style-name="T2">2</text:span><text:span text:style-name="T5">,...,x</text:span><text:span text:style-name="T2">n</text:span><text:span text:style-name="T5"> (n = 3k); A</text:span><text:span text:style-name="T2">1</text:span><text:span text:style-name="T5">,A</text:span><text:span text:style-name="T2">2</text:span><text:span text:style-name="T5">,...,A</text:span><text:span text:style-name="T2">n</text:span><text:span text:style-name="T5">; B</text:span><text:span text:style-name="T2">1</text:span><text:span text:style-name="T5">,B</text:span><text:span text:style-name="T2">2</text:span><text:span text:style-name="T5">,...,B</text:span><text:span text:style-name="T2">k</text:span><text:span text:style-name="T5">;</text:span></text:p>
      <text:p text:style-name="P3">- Tworzymy tablicę <text:span text:style-name="T13">(piramidkę) </text:span>różnic dzielonych<text:span text:style-name="T14">1)</text:span> dla <text:span text:style-name="T13">x</text:span><text:span text:style-name="T4">1</text:span>,<text:span text:style-name="T13">x</text:span><text:span text:style-name="T4">2</text:span>,<text:span text:style-name="T13">x</text:span><text:span text:style-name="T4">3</text:span><text:span text:style-name="T13">,x</text:span><text:span text:style-name="T4">3</text:span><text:span text:style-name="T13">,x</text:span><text:span text:style-name="T4">4</text:span><text:span text:style-name="T13">,....</text:span>,<text:span text:style-name="T13">x</text:span><text:span text:style-name="T2">2n+1</text:span>;</text:p>
      <text:p text:style-name="P3">- W przypadku gdy dla punktu <text:span text:style-name="T13">x</text:span><text:span text:style-name="T2">i</text:span> różnica dzielona wyjdzie 0/0, zastępujemy ją przez W'(<text:span text:style-name="T13">x</text:span><text:span text:style-name="T2">i</text:span>) <text:span text:style-name="T13">(nasze B</text:span><text:span text:style-name="T4">3i</text:span><text:span text:style-name="T13">)</text:span>;</text:p>
      <text:p text:style-name="P4"><text:span text:style-name="T13">- Idąc po górnym boku „piramidki”, dostajemy współczynniki a</text:span><text:span text:style-name="T4">1</text:span><text:span text:style-name="T13">,a</text:span><text:span text:style-name="T4">2</text:span><text:span text:style-name="T13">,a</text:span><text:span text:style-name="T4">3</text:span><text:span text:style-name="T13">,...;</text:span></text:p>
      <text:p text:style-name="P4"><text:span text:style-name="T13">- Wykorzystujemy wzór na W(x) = a</text:span><text:span text:style-name="T4">1</text:span><text:span text:style-name="T13"> + a</text:span><text:span text:style-name="T4">2</text:span><text:span text:style-name="T13">(x-x</text:span><text:span text:style-name="T4">1</text:span><text:span text:style-name="T13">) + a</text:span><text:span text:style-name="T4">3</text:span><text:span text:style-name="T13">(x-x</text:span><text:span text:style-name="T4">1</text:span><text:span text:style-name="T13">)(x-x</text:span><text:span text:style-name="T4">2</text:span><text:span text:style-name="T13">) + …. Dostajemy w ten sposób wielomian interpolacyjny w postaci Newtona;</text:span></text:p>
      <text:p text:style-name="P2"><text:span text:style-name="T10">- </text:span><text:span text:style-name="T11">Wyliczamy powyższy wielomian i otrzymujemy postać ogólną.</text:span><text:line-break/></text:p>
      <text:p text:style-name="P10">Adnotacje:</text:p>
      <text:p text:style-name="P5"><text:span text:style-name="T14">1)</text:span> – <text:span text:style-name="T13">f(x</text:span><text:span text:style-name="T4">i</text:span><text:span text:style-name="T13">) = A</text:span><text:span text:style-name="T4">i</text:span><text:span text:style-name="T13">, f'(x</text:span><text:span text:style-name="T4">j</text:span><text:span text:style-name="T13">) = B</text:span><text:span text:style-name="T4">j</text:span><text:span text:style-name="T13">; j = i*3; różnica dzielona to (A</text:span><text:span text:style-name="T4">i+1</text:span><text:span text:style-name="T13"> – A</text:span><text:span text:style-name="T4">i </text:span><text:span text:style-name="T13">) / (x</text:span><text:span text:style-name="T4">i+1</text:span><text:span text:style-name="T13"> – x</text:span><text:span text:style-name="T4">i </text:span>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34:24.64</meta:creation-date>
    <meta:editing-duration>PT47M3S</meta:editing-duration>
    <meta:editing-cycles>14</meta:editing-cycles>
    <meta:generator>LibreOffice/3.6$Linux_X86_64 LibreOffice_project/360m1$Build-2</meta:generator>
    <dc:date>2012-10-27T18:08:33</dc:date>
    <meta:document-statistic meta:table-count="0" meta:image-count="0" meta:object-count="0" meta:page-count="1" meta:paragraph-count="11" meta:word-count="171" meta:character-count="1053" meta:non-whitespace-character-count="891"/>
  </office:meta>
</office:document-meta>
</file>